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2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8in" svg:x="0.1768in" svg:y="0.0705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table:number-columns-repeated="2"/>
          <table:table-cell table:formula="of:=[.H34]/[.G34]" office:value-type="string" office:string-value="" calcext:value-type="error">
            <text:p>#DIV/0!</text:p>
          </table:table-cell>
          <table:table-cell table:formula="of:=SUM([.G34:.G35])" office:value-type="float" office:value="0" calcext:value-type="float">
            <text:p>0</text:p>
          </table:table-cell>
          <table:table-cell table:formula="of:=SUM([.H34:.H35])" office:value-type="float" office:value="0" calcext:value-type="float">
            <text:p>0</text:p>
          </table:table-cell>
          <table:table-cell table:formula="of:=SUM([.K34] /[.J34])" office:value-type="string" office:string-value="" calcext:value-type="error">
            <text:p>#DIV/0!</text:p>
          </table:table-cell>
          <table:table-cell table:formula="of:=[.J34]/ 100" office:value-type="float" office:value="0" calcext:value-type="float">
            <text:p>0</text:p>
          </table:table-cell>
          <table:table-cell table:formula="of:=[.L3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table:number-columns-repeated="2"/>
          <table:table-cell table:formula="of:=[.H35]/[.G3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table:number-columns-repeated="2"/>
          <table:table-cell table:formula="of:=[.H36]/[.G36]" office:value-type="string" office:string-value="" calcext:value-type="error">
            <text:p>#DIV/0!</text:p>
          </table:table-cell>
          <table:table-cell table:formula="of:=SUM([.G36:.G37])" office:value-type="float" office:value="0" calcext:value-type="float">
            <text:p>0</text:p>
          </table:table-cell>
          <table:table-cell table:formula="of:=SUM([.H36:.H37])" office:value-type="float" office:value="0" calcext:value-type="float">
            <text:p>0</text:p>
          </table:table-cell>
          <table:table-cell table:formula="of:=SUM([.K36] /[.J36])" office:value-type="string" office:string-value="" calcext:value-type="error">
            <text:p>#DIV/0!</text:p>
          </table:table-cell>
          <table:table-cell table:formula="of:=[.J36]/ 100" office:value-type="float" office:value="0" calcext:value-type="float">
            <text:p>0</text:p>
          </table:table-cell>
          <table:table-cell table:formula="of:=[.L36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table:number-columns-repeated="2"/>
          <table:table-cell table:formula="of:=[.H37]/[.G37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table:number-columns-repeated="2"/>
          <table:table-cell table:formula="of:=[.H38]/[.G38]" office:value-type="string" office:string-value="" calcext:value-type="error">
            <text:p>#DIV/0!</text:p>
          </table:table-cell>
          <table:table-cell table:formula="of:=SUM([.G38:.G39])" office:value-type="float" office:value="8122" calcext:value-type="float">
            <text:p>8122</text:p>
          </table:table-cell>
          <table:table-cell table:formula="of:=SUM([.H38:.H39])" office:value-type="float" office:value="219" calcext:value-type="float">
            <text:p>219</text:p>
          </table:table-cell>
          <table:table-cell table:formula="of:=SUM([.K38] /[.J38])" office:value-type="percentage" office:value="0.0269638020192071" calcext:value-type="percentage">
            <text:p>2.70%</text:p>
          </table:table-cell>
          <table:table-cell table:formula="of:=[.J38]/ 100" office:value-type="float" office:value="81.22" calcext:value-type="float">
            <text:p>81.22</text:p>
          </table:table-cell>
          <table:table-cell table:formula="of:=[.L38]*10000" office:value-type="float" office:value="269.638020192071" calcext:value-type="float">
            <text:p>269.6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office:value-type="float" office:value="8122" calcext:value-type="float">
            <text:p>8122</text:p>
          </table:table-cell>
          <table:table-cell office:value-type="float" office:value="219" calcext:value-type="float">
            <text:p>219</text:p>
          </table:table-cell>
          <table:table-cell table:formula="of:=[.H39]/[.G39]" office:value-type="percentage" office:value="0.0269638020192071" calcext:value-type="percentage">
            <text:p>2.7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34727" calcext:value-type="float">
            <text:p>434727</text:p>
          </table:table-cell>
          <table:table-cell table:style-name="ce1" table:formula="of:=SUM([.H3:.H65])" office:value-type="float" office:value="5321" calcext:value-type="float">
            <text:p>5321</text:p>
          </table:table-cell>
          <table:table-cell table:formula="of:=[.H67]/[.G67]" office:value-type="percentage" office:value="0.0122398654787947" calcext:value-type="percentage">
            <text:p>1.22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1" loext:min-decimal-places="1" number:min-integer-digits="1"/>
    </number:number-style>
    <number:number-style style:name="N123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3">00/00/0000</text:date>, <text:time style:data-style-name="N2" text:time-value="11:39:18.6244077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8-15T14:01:22</meta:creation-date>
    <dc:date>2022-01-23T11:39:29.156424695</dc:date>
    <meta:editing-duration>P2DT17H51M35S</meta:editing-duration>
    <meta:editing-cycles>173</meta:editing-cycles>
    <meta:generator>LibreOffice/6.4.7.2$Linux_X86_64 LibreOffice_project/40$Build-2</meta:generator>
    <meta:document-statistic meta:table-count="2" meta:cell-count="132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ooo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39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123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3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ooo:coordinate-region svg:x="2.121cm" svg:y="1.474cm" svg:width="8.232cm" svg:height="5.724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1984.5">
                <text:p>1984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1983.5">
                <text:p>198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219">
                <text:p>219</text:p>
              </table:table-cell>
              <table:table-cell office:value-type="float" office:value="1982.5">
                <text:p>1982.5</text:p>
              </table:table-cell>
              <table:table-cell office:value-type="float" office:value="81.22">
                <text:p>81.22</text:p>
              </table:table-cell>
              <table:table-cell office:value-type="float" office:value="269.638020192071">
                <text:p>269.6380201920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